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draw:fill="solid" draw:fill-color="#ccffff" draw:textarea-horizontal-align="left" draw:textarea-vertical-align="top" draw:auto-grow-height="false" fo:min-height="9.985cm" fo:min-width="13.287cm" fo:padding-left="0.508cm"/>
    </style:style>
    <style:style style:name="gr2" style:family="graphic" style:parent-style-name="standard">
      <style:graphic-properties draw:stroke="solid" draw:stroke-dash="Ultrafine_20_Dashed" draw:fill="solid" draw:fill-color="#beffbe" draw:textarea-horizontal-align="justify" draw:textarea-vertical-align="middle" draw:auto-grow-height="false" fo:min-height="3.188cm" fo:min-width="5.238cm"/>
    </style:style>
    <style:style style:name="gr3" style:family="graphic" style:parent-style-name="standard">
      <style:graphic-properties draw:stroke="solid" svg:stroke-width="0.212cm" svg:stroke-color="#008000" draw:marker-start="Arrow" draw:marker-start-width="0.617cm" draw:marker-end="Arrow" draw:marker-end-width="0.617cm" draw:textarea-horizontal-align="center" draw:textarea-vertical-align="middle" fo:padding-top="0.23cm" fo:padding-bottom="0.23cm" fo:padding-left="0.355cm" fo:padding-right="0.355cm"/>
    </style:style>
    <style:style style:name="gr4" style:family="graphic" style:parent-style-name="standard">
      <style:graphic-properties draw:stroke="solid" draw:stroke-dash="Ultrafine_20_Dashed" draw:fill="solid" draw:fill-color="#00b8ff" draw:textarea-horizontal-align="justify" draw:textarea-vertical-align="middle" draw:auto-grow-height="false" fo:min-height="2.042cm" fo:min-width="3.062cm"/>
    </style:style>
    <style:style style:name="gr5" style:family="graphic" style:parent-style-name="standard">
      <style:graphic-properties draw:stroke="solid" svg:stroke-width="0.035cm" svg:stroke-color="#000000" draw:marker-start="Arrow" draw:marker-start-width="0.352cm" draw:marker-end="Arrow" draw:marker-end-width="0.352cm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fo:min-height="0.949cm"/>
    </style:style>
    <style:style style:name="gr7" style:family="graphic" style:parent-style-name="objectwithoutfill">
      <style:graphic-properties svg:stroke-width="0.159cm" draw:marker-start-width="0.538cm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fill="solid" draw:fill-color="#00b8ff" draw:textarea-horizontal-align="justify" draw:textarea-vertical-align="middle" draw:auto-grow-height="false" fo:min-height="1.735cm" fo:min-width="4.581cm"/>
    </style:style>
    <style:style style:name="gr9" style:family="graphic" style:parent-style-name="standard">
      <style:graphic-properties draw:stroke="solid" draw:stroke-dash="Ultrafine_20_Dashed" draw:fill="solid" draw:fill-color="#83caff" draw:textarea-horizontal-align="justify" draw:textarea-vertical-align="middle" draw:auto-grow-height="false" fo:min-height="0.896cm" fo:min-width="9.536cm"/>
    </style:style>
    <style:style style:name="gr10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11" style:family="graphic" style:parent-style-name="standard">
      <style:graphic-properties draw:stroke="solid" draw:stroke-dash="Ultrafine_20_Dashed" draw:fill="solid" draw:fill-color="#83caff" draw:textarea-horizontal-align="justify" draw:textarea-vertical-align="middle" draw:auto-grow-height="false" fo:min-height="3.188cm" fo:min-width="4.843cm"/>
    </style:style>
    <style:style style:name="P1" style:family="paragraph">
      <style:paragraph-properties fo:text-align="end"/>
    </style:style>
    <style:style style:name="P2" style:family="paragraph">
      <loext:graphic-properties draw:fill="solid" draw:fill-color="#ccffff"/>
      <style:paragraph-properties fo:text-align="end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beffb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00b8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8" style:family="paragraph">
      <loext:graphic-properties draw:fill="solid" draw:fill-color="#00b8ff"/>
      <style:paragraph-properties fo:text-align="center"/>
    </style:style>
    <style:style style:name="P9" style:family="paragraph">
      <loext:graphic-properties draw:fill="solid" draw:fill-color="#83ca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10.795cm" svg:x="4.175cm" svg:y="1.635cm">
          <text:p text:style-name="P1"><text:span text:style-name="T1">midP</text:span><text:span text:style-name="T1">oint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6.11cm" svg:height="3.81cm" svg:x="22.59cm" svg:y="6.715cm">
          <text:p text:style-name="P3"><text:span text:style-name="T2">W</text:span><text:span text:style-name="T2">o</text:span><text:span text:style-name="T2">r</text:span><text:span text:style-name="T2">k</text:span><text:span text:style-name="T2">f</text:span><text:span text:style-name="T2">l</text:span><text:span text:style-name="T2">o</text:span><text:span text:style-name="T2">w</text:span><text:span text:style-name="T2"> </text:span><text:span text:style-name="T2">E</text:span><text:span text:style-name="T2">n</text:span><text:span text:style-name="T2">g</text:span><text:span text:style-name="T2">i</text:span><text:span text:style-name="T2">n</text:span><text:span text:style-name="T2">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22.59cm" svg:y1="8.62cm" svg:x2="20.05cm" svg:y2="8.62cm" draw:start-shape="id1" draw:start-glue-point="3" draw:end-shape="id2" draw:end-glue-point="1" svg:d="M22590 8620h-2540" svg:viewBox="0 0 2541 1">
          <text:p/>
        </draw:connector>
        <draw:custom-shape draw:style-name="gr4" draw:text-style-name="P5" xml:id="id2" draw:id="id2" draw:layer="layout" svg:width="3.81cm" svg:height="2.54cm" svg:x="16.24cm" svg:y="7.35cm">
          <text:p text:style-name="P3"><text:span text:style-name="T2">Workflow</text:span><text:span text:style-name="T2"><text:line-break/></text:span><text:span text:style-name="T2">Integration</text:span><text:span text:style-name="T2"><text:line-break/></text:span><text:span text:style-name="T2">Plug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16.24cm" svg:y1="8.62cm" svg:x2="13.065cm" svg:y2="8.62cm" draw:start-shape="id2" draw:start-glue-point="3" draw:end-shape="id3" draw:end-glue-point="1" svg:d="M16240 8620h-3175" svg:viewBox="0 0 3176 1">
          <text:p/>
        </draw:connector>
        <draw:frame draw:style-name="gr6" draw:text-style-name="P6" draw:layer="layout" svg:width="2.54cm" svg:height="1.199cm" svg:x="13.065cm" svg:y="8.691cm">
          <draw:text-box>
            <text:p><text:span text:style-name="T3">C</text:span><text:span text:style-name="T3">l</text:span><text:span text:style-name="T3">o</text:span><text:span text:style-name="T3">c</text:span><text:span text:style-name="T3">k</text:span><text:span text:style-name="T3">w</text:span><text:span text:style-name="T3">o</text:span><text:span text:style-name="T3">r</text:span><text:span text:style-name="T3">k</text:span><text:span text:style-name="T3"><text:line-break/></text:span><text:span text:style-name="T3">h</text:span><text:span text:style-name="T3">o</text:span><text:span text:style-name="T3">o</text:span><text:span text:style-name="T3">k</text:span><text:span text:style-name="T3">s</text:span></text:p>
          </draw:text-box>
        </draw:frame>
        <draw:line draw:style-name="gr7" draw:text-style-name="P7" draw:layer="layout" svg:x1="9.255cm" svg:y1="6.08cm" svg:x2="9.255cm" svg:y2="12.43cm">
          <text:p text:style-name="P3"/>
        </draw:line>
        <draw:custom-shape draw:style-name="gr8" draw:text-style-name="P8" draw:layer="layout" svg:width="5.08cm" svg:height="3.175cm" svg:x="7.35cm" svg:y="11.16cm">
          <text:p text:style-name="P3">Relational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9" draw:layer="layout" svg:width="10.16cm" svg:height="1.27cm" svg:x="5.445cm" svg:y="4.81cm">
          <text:p text:style-name="P3"><text:span text:style-name="T2">G</text:span><text:span text:style-name="T2">U</text:span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9.255cm" svg:y1="9.89cm" svg:x2="5.445cm" svg:y2="9.89cm">
          <text:p/>
        </draw:line>
        <draw:custom-shape draw:style-name="gr10" draw:text-style-name="P8" draw:layer="layout" svg:width="4.445cm" svg:height="1.905cm" svg:x="2.27cm" svg:y="7.985cm">
          <text:p text:style-name="P3"/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8" draw:layer="layout" svg:width="4.445cm" svg:height="1.905cm" svg:x="2.27cm" svg:y="8.62cm">
          <text:p text:style-name="P3"/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8" draw:layer="layout" svg:width="4.445cm" svg:height="1.905cm" svg:x="2.27cm" svg:y="9.255cm">
          <text:p text:style-name="P3"/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8" draw:layer="layout" svg:width="4.445cm" svg:height="1.905cm" svg:x="2.27cm" svg:y="9.89cm">
          <text:p text:style-name="P3">Connectors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9" xml:id="id3" draw:id="id3" draw:layer="layout" svg:width="5.715cm" svg:height="3.81cm" svg:x="7.35cm" svg:y="6.715cm">
          <text:p text:style-name="P3"><text:span text:style-name="T2">C</text:span><text:span text:style-name="T2">o</text:span><text:span text:style-name="T2">r</text:span><text:span text:style-name="T2">e</text:span><text:span text:style-name="T2"> </text:span><text:span text:style-name="T2">I</text:span><text:span text:style-name="T2">D</text:span><text:span text:style-name="T2">M</text:span><text:span text:style-name="T2"> </text:span><text:span text:style-name="T2">E</text:span><text:span text:style-name="T2">n</text:span><text:span text:style-name="T2">g</text:span><text:span text:style-name="T2">i</text:span><text:span text:style-name="T2">n</text:span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1-07-14T10:59:41</meta:creation-date>
    <dc:date>2019-10-08T15:25:11.155559003</dc:date>
    <dc:creator>Radovan Semancik</dc:creator>
    <meta:editing-duration>PT57M16S</meta:editing-duration>
    <meta:editing-cycles>27</meta:editing-cycles>
    <meta:generator>LibreOffice/6.0.7.3$Linux_X86_64 LibreOffice_project/00m0$Build-3</meta:generator>
    <meta:document-statistic meta:object-count="15"/>
  </office:meta>
</office:document-meta>
</file>